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452600001CD784C6F027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Times New Roman" fo:font-size="12pt" fo:language="fr" fo:country="FR" style:font-name-asian="Courier New" style:font-size-asian="12pt" style:font-name-complex="Courier New" style:font-size-complex="12pt"/>
    </style:style>
    <style:style style:name="P2" style:family="paragraph" style:parent-style-name="Standard">
      <style:paragraph-properties style:text-autospace="none"/>
      <style:text-properties style:font-name="Times New Roman" fo:font-size="14pt" fo:language="fr" fo:country="FR" style:font-name-asian="Courier New" style:font-size-asian="14pt" style:font-name-complex="Courier New" style:font-size-complex="14pt"/>
    </style:style>
    <style:style style:name="P3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 style:list-style-name="L1">
      <style:paragraph-properties style:text-autospace="none"/>
      <style:text-properties style:font-name="Times New Roman" fo:font-size="12pt" fo:language="fr" fo:country="FR" style:font-name-asian="Courier New" style:font-size-asian="12pt" style:font-name-complex="Courier New" style:font-size-complex="12pt"/>
    </style:style>
    <style:style style:name="P5" style:family="paragraph" style:parent-style-name="Standard" style:list-style-name="L2">
      <style:paragraph-properties style:text-autospace="none"/>
      <style:text-properties style:font-name="Times New Roman" fo:font-size="12pt" fo:language="fr" fo:country="FR" style:font-name-asian="Courier New" style:font-size-asian="12pt" style:font-name-complex="Courier New" style:font-size-complex="12pt"/>
    </style:style>
    <style:style style:name="P6" style:family="paragraph" style:parent-style-name="Standard">
      <style:paragraph-properties style:text-autospace="none"/>
      <style:text-properties style:font-name="Times New Roman" fo:font-size="12pt" fo:language="fr" fo:country="FR" style:font-name-asian="Courier New" style:font-size-asian="12pt" style:font-name-complex="Courier New" style:font-size-complex="12pt"/>
    </style:style>
    <style:style style:name="P7" style:family="paragraph" style:parent-style-name="Standard" style:list-style-name="L3">
      <style:paragraph-properties style:text-autospace="none"/>
      <style:text-properties style:font-name="Times New Roman" fo:font-size="12pt" fo:language="fr" fo:country="FR" style:font-name-asian="Courier New" style:font-size-asian="12pt" style:font-name-complex="Courier New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etit Manuel de Git</text:p>
      <text:p text:style-name="P2">Pour initialiser Git à partir de rien :</text:p>
      <text:list xml:id="list7842245612619196431" text:style-name="L1">
        <text:list-item>
          <text:p text:style-name="P4">installer Git</text:p>
        </text:list-item>
        <text:list-item>
          <text:p text:style-name="P4">mkdir dossier</text:p>
        </text:list-item>
        <text:list-item>
          <text:p text:style-name="P4">git clone (adresse clone à droite du repository sur le site de Git)</text:p>
        </text:list-item>
        <text:list-item>
          <text:p text:style-name="P4">git status pour checker</text:p>
        </text:list-item>
      </text:list>
      <text:p text:style-name="P1"/>
      <text:p text:style-name="P2">Pour bosser sur Git :</text:p>
      <text:list xml:id="list4300109347300046936" text:style-name="L2">
        <text:list-item>
          <text:p text:style-name="P5">git pull pour récupérer la merde des autres</text:p>
        </text:list-item>
        <text:list-item>
          <text:p text:style-name="P5">git add (nom fichier)</text:p>
        </text:list-item>
        <text:list-item>
          <text:p text:style-name="P5">git commit -m "le nom de mon commit"</text:p>
        </text:list-item>
        <text:list-item>
          <text:p text:style-name="P5">git push origin master / git push</text:p>
        </text:list-item>
        <text:list-item>
          <text:p text:style-name="P5">git push (nom fichier)</text:p>
        </text:list-item>
      </text:list>
      <text:p text:style-name="P1"/>
      <text:p text:style-name="P1">For Prateek :</text:p>
      <text:list xml:id="list4378353691109039721" text:style-name="L3">
        <text:list-item>
          <text:p text:style-name="P7">Git pull origin master (to get all changes)</text:p>
        </text:list-item>
        <text:list-item>
          <text:p text:style-name="P7">git add –all (to add the new files)</text:p>
        </text:list-item>
        <text:list-item>
          <text:p text:style-name="P7">git commit -m "message" (to commit the message)</text:p>
        </text:list-item>
        <text:list-item>
          <text:p text:style-name="P7">git push origin master</text:p>
        </text:list-item>
      </text:list>
      <text:p text:style-name="P1"/>
      <text:p text:style-name="P1"/>
      <text:p text:style-name="P1"><draw:frame draw:style-name="fr1" draw:name="images1" text:anchor-type="paragraph" svg:x="0.113cm" svg:y="0.727cm" svg:width="17cm" svg:height="7.089cm" draw:z-index="0"><draw:image xlink:href="Pictures/200000070000452600001CD784C6F027.svm" xlink:type="simple" xlink:show="embed" xlink:actuate="onLoad"/></draw:frame>Conflict solution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 </meta:initial-creator>
    <meta:creation-date>2014-09-24T22:39:22.49</meta:creation-date>
    <dc:date>2014-10-20T16:20:55.31</dc:date>
    <dc:creator>Dan </dc:creator>
    <meta:editing-duration>PT5M14S</meta:editing-duration>
    <meta:editing-cycles>8</meta:editing-cycles>
    <meta:generator>OpenOffice/4.1.1$Win32 OpenOffice.org_project/411m6$Build-9775</meta:generator>
    <meta:document-statistic meta:table-count="0" meta:image-count="1" meta:object-count="0" meta:page-count="1" meta:paragraph-count="18" meta:word-count="116" meta:character-count="542"/>
  </office:meta>
</office:document-meta>
</file>